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Info.advanceDelG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Info.clearDel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.write( IndexOutput outp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gmentInfo.setDocStore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gmentInfo.getDocStore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.setNumFields( int numFiel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gmentInfo.setDelCount( int de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.getUseCompound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Info.files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50">
            <text:p text:style-name="Table_20_Contents">50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egmentInfo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.clear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.reset( SegmentInfo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gmentInfo.SegmentInfo( String name , int docCount ,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gmentInfo.hasDele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Info.sizeInByt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gmentInfo.getDocStore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.hasSeparateNorm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gmentInfo.getDocStoreIsCompoun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.setHasProx( boolean hasPr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.advanceNormGen( int fiel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Info.getHasPr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.SegmentInfo( String name , int docCount , Directory dir , boolean isCompoundFile , boolean hasSingleNormFile , int docStoreOffset , String docStoreSegment , boolean docStoreIsCompoundFile , boolean hasPro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gmentInfo.SegmentInfo( String name , int docCount , Directory dir , boolean isCompoundFile , boolean hasSingleNorm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Info.setUseCompoundFile( boolean isCompoun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Info.getDelFi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Info.getNormFileName( int numb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gmentInfo.hasSeparateNorms( int fieldNumb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Info.getDel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gmentInfo.SegmentInfo( Directory dir , int format , IndexInput inp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egmentInfo.segString( Directory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gmentInfo.addIfExists( List files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.setDocStoreIsCompoundFil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